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style:font-name="Arial" officeooo:rsid="000ec9cb" officeooo:paragraph-rsid="000ec9cb"/>
    </style:style>
    <style:style style:name="P5" style:family="paragraph" style:parent-style-name="Standard">
      <style:text-properties style:font-name="Arial" officeooo:rsid="000bb9a5" officeooo:paragraph-rsid="000bb9a5"/>
    </style:style>
    <style:style style:name="T1" style:family="text">
      <style:text-properties fo:font-weight="bold" officeooo:rsid="000ec9cb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arBQ Beans (Jan’s)</text:span> </text:p>
      <text:p text:style-name="P2"/>
      <text:p text:style-name="P1"/>
      <text:p text:style-name="P1"><text:span text:style-name="T2">Amount</text:span><text:tab/><text:tab/><text:span text:style-name="T2">Ingredient</text:span></text:p>
      <text:p text:style-name="P1"/>
      <text:p text:style-name="P4">1 8 oz Can <text:tab/><text:tab/>B &amp; M Baked Beans</text:p>
      <text:p text:style-name="P4">2 Tbs<text:tab/><text:tab/><text:tab/>Molasses</text:p>
      <text:p text:style-name="P4">3 Tbs<text:tab/><text:tab/><text:tab/>Brown Sugar</text:p>
      <text:p text:style-name="P4">2 tsp<text:tab/><text:tab/><text:tab/>Dijon Mustard</text:p>
      <text:p text:style-name="P4">1 tsp <text:tab/><text:tab/><text:tab/>Worcestershire Sauce</text:p>
      <text:p text:style-name="P4">½ Tbs<text:tab/><text:tab/><text:tab/>Tiger Sauce</text:p>
      <text:p text:style-name="P1"/>
      <text:p text:style-name="P4">Optional:</text:p>
      <text:p text:style-name="P4">Bacon Bits</text:p>
      <text:p text:style-name="P4">Dried Minced Onion</text:p>
      <text:p text:style-name="P4"/>
      <text:p text:style-name="P4"/>
      <text:p text:style-name="P3">Cooking Instructions:</text:p>
      <text:p text:style-name="P1"/>
      <text:p text:style-name="P4">Add all ingredients to a sauce pan. <text:s/>Bring to a boil. <text:s/>Reduce heat and simmer for minimum of 15 minutes. <text:s/>Can be kept on low longer.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3T15:45:53.793000000</meta:creation-date>
    <meta:editing-duration>PT8M34S</meta:editing-duration>
    <meta:editing-cycles>4</meta:editing-cycles>
    <meta:generator>LibreOffice/6.3.2.2$Windows_X86_64 LibreOffice_project/98b30e735bda24bc04ab42594c85f7fd8be07b9c</meta:generator>
    <dc:date>2019-11-23T15:54:27.260000000</dc:date>
    <meta:print-date>2019-11-23T15:53:15.687000000</meta:print-date>
    <meta:document-statistic meta:table-count="0" meta:image-count="0" meta:object-count="0" meta:page-count="1" meta:paragraph-count="13" meta:word-count="67" meta:character-count="362" meta:non-whitespace-character-count="290"/>
  </office:meta>
</office:document-meta>
</file>